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ocks</text:p>
          </table:table-cell>
          <table:table-cell office:value-type="string" table:style-name="ce1">
            <text:p>moon</text:p>
          </table:table-cell>
          <table:table-cell office:value-type="string" table:style-name="ce1">
            <text:p>star</text:p>
          </table:table-cell>
          <table:table-cell office:value-type="string" table:style-name="ce1">
            <text:p>lizard</text:p>
          </table:table-cell>
          <table:table-cell office:value-type="string" table:style-name="ce1">
            <text:p>Skyline 500</text:p>
          </table:table-cell>
          <table:table-cell office:value-type="string" table:style-name="ce1">
            <text:p>Skyline 1000</text:p>
          </table:table-cell>
          <table:table-cell office:value-type="string" table:style-name="ce1">
            <text:p>Skyline 2500</text:p>
          </table:table-cell>
          <table:table-cell office:value-type="string" table:style-name="ce1">
            <text:p>Skyline 5000</text:p>
          </table:table-cell>
          <table:table-cell office:value-type="string" table:style-name="ce1">
            <text:p>Skyline 10000</text:p>
          </table:table-cell>
          <table:table-cell office:value-type="string" table:style-name="ce1">
            <text:p>skylin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idth</text:p>
          </table:table-cell>
          <table:table-cell office:value-type="float" office:value="7680" table:style-name="ce1">
            <text:p>7680</text:p>
          </table:table-cell>
          <table:table-cell office:value-type="float" office:value="14694" table:style-name="ce1">
            <text:p>14694</text:p>
          </table:table-cell>
          <table:table-cell office:value-type="float" office:value="570" table:style-name="ce1">
            <text:p>570</text:p>
          </table:table-cell>
          <table:table-cell office:value-type="float" office:value="4444" table:style-name="ce1">
            <text:p>4444</text:p>
          </table:table-cell>
          <table:table-cell office:value-type="float" office:value="500" table:style-name="ce1">
            <text:p>500</text:p>
          </table:table-cell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14091" table:style-name="ce1">
            <text:p>140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ight</text:p>
          </table:table-cell>
          <table:table-cell office:value-type="float" office:value="4320" table:style-name="ce1">
            <text:p>4320</text:p>
          </table:table-cell>
          <table:table-cell office:value-type="float" office:value="8266" table:style-name="ce1">
            <text:p>8266</text:p>
          </table:table-cell>
          <table:table-cell office:value-type="float" office:value="450" table:style-name="ce1">
            <text:p>450</text:p>
          </table:table-cell>
          <table:table-cell office:value-type="float" office:value="3136" table:style-name="ce1">
            <text:p>3136</text:p>
          </table:table-cell>
          <table:table-cell office:value-type="float" office:value="333" table:style-name="ce1">
            <text:p>333</text:p>
          </table:table-cell>
          <table:table-cell office:value-type="float" office:value="667" table:style-name="ce1">
            <text:p>667</text:p>
          </table:table-cell>
          <table:table-cell office:value-type="float" office:value="1667" table:style-name="ce1">
            <text:p>1667</text:p>
          </table:table-cell>
          <table:table-cell office:value-type="float" office:value="3334" table:style-name="ce1">
            <text:p>3334</text:p>
          </table:table-cell>
          <table:table-cell office:value-type="float" office:value="6667" table:style-name="ce1">
            <text:p>6667</text:p>
          </table:table-cell>
          <table:table-cell office:value-type="float" office:value="9394" table:style-name="ce1">
            <text:p>93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xels</text:p>
          </table:table-cell>
          <table:table-cell office:value-type="float" office:value="33177600" table:formula="of:=[.B4]*[.B5]" table:style-name="ce1">
            <text:p>33177600</text:p>
          </table:table-cell>
          <table:table-cell office:value-type="float" office:value="121460604" table:formula="of:=[.C4]*[.C5]" table:style-name="ce1">
            <text:p>121460604</text:p>
          </table:table-cell>
          <table:table-cell office:value-type="float" office:value="256500" table:formula="of:=[.D4]*[.D5]" table:style-name="ce1">
            <text:p>256500</text:p>
          </table:table-cell>
          <table:table-cell office:value-type="float" office:value="13936384" table:formula="of:=[.E4]*[.E5]" table:style-name="ce1">
            <text:p>13936384</text:p>
          </table:table-cell>
          <table:table-cell office:value-type="float" office:value="166500" table:formula="of:=[.F4]*[.F5]" table:style-name="ce1">
            <text:p>166500</text:p>
          </table:table-cell>
          <table:table-cell office:value-type="float" office:value="667000" table:formula="of:=[.G4]*[.G5]" table:style-name="ce1">
            <text:p>667000</text:p>
          </table:table-cell>
          <table:table-cell office:value-type="float" office:value="4167500" table:formula="of:=[.H4]*[.H5]" table:style-name="ce1">
            <text:p>4167500</text:p>
          </table:table-cell>
          <table:table-cell office:value-type="float" office:value="16670000" table:formula="of:=[.I4]*[.I5]" table:style-name="ce1">
            <text:p>16670000</text:p>
          </table:table-cell>
          <table:table-cell office:value-type="float" office:value="66670000" table:formula="of:=[.J4]*[.J5]" table:style-name="ce1">
            <text:p>66670000</text:p>
          </table:table-cell>
          <table:table-cell office:value-type="float" office:value="132370854" table:formula="of:=[.K4]*[.K5]" table:style-name="ce1">
            <text:p>1323708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xels (MP)</text:p>
          </table:table-cell>
          <table:table-cell office:value-type="float" office:value="33.177599999999998" table:formula="of:=[.B6]/1000000" table:style-name="ce1">
            <text:p>33.1776</text:p>
          </table:table-cell>
          <table:table-cell office:value-type="float" office:value="121.460604" table:formula="of:=[.C6]/1000000" table:style-name="ce1">
            <text:p>121.460604</text:p>
          </table:table-cell>
          <table:table-cell office:value-type="float" office:value="0.25650000000000001" table:formula="of:=[.D6]/1000000" table:style-name="ce1">
            <text:p>0.2565</text:p>
          </table:table-cell>
          <table:table-cell office:value-type="float" office:value="13.936384" table:formula="of:=[.E6]/1000000" table:style-name="ce1">
            <text:p>13.936384</text:p>
          </table:table-cell>
          <table:table-cell office:value-type="float" office:value="0.16650000000000001" table:formula="of:=[.F6]/1000000" table:style-name="ce1">
            <text:p>0.1665</text:p>
          </table:table-cell>
          <table:table-cell office:value-type="float" office:value="0.66700000000000004" table:formula="of:=[.G6]/1000000" table:style-name="ce1">
            <text:p>0.667</text:p>
          </table:table-cell>
          <table:table-cell office:value-type="float" office:value="4.1675000000000004" table:formula="of:=[.H6]/1000000" table:style-name="ce1">
            <text:p>4.1675</text:p>
          </table:table-cell>
          <table:table-cell office:value-type="float" office:value="16.670000000000002" table:formula="of:=[.I6]/1000000" table:style-name="ce1">
            <text:p>16.67</text:p>
          </table:table-cell>
          <table:table-cell office:value-type="float" office:value="66.67" table:formula="of:=[.J6]/1000000" table:style-name="ce1">
            <text:p>66.67</text:p>
          </table:table-cell>
          <table:table-cell office:value-type="float" office:value="132.37085400000001" table:formula="of:=[.K6]/1000000" table:style-name="ce1">
            <text:p>132.370854</text:p>
          </table:table-cell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blursiz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1</text:p>
          </table:table-cell>
          <table:table-cell office:value-type="float" office:value="0.2" table:style-name="ce1">
            <text:p>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2</text:p>
          </table:table-cell>
          <table:table-cell office:value-type="float" office:value="0.4" table:style-name="ce1">
            <text:p>0.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pu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yscale:<text:s text:c="4"/></text:p>
          </table:table-cell>
          <table:table-cell office:value-type="float" office:value="1.7504499999999999E-2" table:style-name="ce1">
            <text:p>0.0175045</text:p>
          </table:table-cell>
          <table:table-cell office:value-type="float" office:value="6.8982500000000002E-2" table:style-name="ce1">
            <text:p>0.0689825</text:p>
          </table:table-cell>
          <table:table-cell office:value-type="float" office:value="2.24E-4" table:style-name="ce1">
            <text:p>0.000224</text:p>
          </table:table-cell>
          <table:table-cell office:value-type="float" office:value="7.8410000000000007E-3" table:style-name="ce1">
            <text:p>0.007841</text:p>
          </table:table-cell>
          <table:table-cell office:value-type="float" office:value="2.655E-4" table:style-name="ce1">
            <text:p>0.0002655</text:p>
          </table:table-cell>
          <table:table-cell office:value-type="float" office:value="7.3749999999999998E-4" table:style-name="ce1">
            <text:p>0.0007375</text:p>
          </table:table-cell>
          <table:table-cell office:value-type="float" office:value="2.7675E-3" table:style-name="ce1">
            <text:p>0.0027675</text:p>
          </table:table-cell>
          <table:table-cell office:value-type="float" office:value="9.5575E-3" table:style-name="ce1">
            <text:p>0.0095575</text:p>
          </table:table-cell>
          <table:table-cell office:value-type="float" office:value="3.5608000000000001E-2" table:style-name="ce1">
            <text:p>0.035608</text:p>
          </table:table-cell>
          <table:table-cell office:value-type="float" office:value="7.3921000000000001E-2" table:style-name="ce1">
            <text:p>0.0739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lur:<text:s text:c="11"/></text:p>
          </table:table-cell>
          <table:table-cell office:value-type="float" office:value="5.7932999999999998E-2" table:style-name="ce1">
            <text:p>0.057933</text:p>
          </table:table-cell>
          <table:table-cell office:value-type="float" office:value="0.20779800000000001" table:style-name="ce1">
            <text:p>0.207798</text:p>
          </table:table-cell>
          <table:table-cell office:value-type="float" office:value="8.7100000000000003E-4" table:style-name="ce1">
            <text:p>0.000871</text:p>
          </table:table-cell>
          <table:table-cell office:value-type="float" office:value="2.4333E-2" table:style-name="ce1">
            <text:p>0.024333</text:p>
          </table:table-cell>
          <table:table-cell office:value-type="float" office:value="7.5600000000000005E-4" table:style-name="ce1">
            <text:p>0.000756</text:p>
          </table:table-cell>
          <table:table-cell office:value-type="float" office:value="1.451E-3" table:style-name="ce1">
            <text:p>0.001451</text:p>
          </table:table-cell>
          <table:table-cell office:value-type="float" office:value="7.8239999999999994E-3" table:style-name="ce1">
            <text:p>0.007824</text:p>
          </table:table-cell>
          <table:table-cell office:value-type="float" office:value="2.9554E-2" table:style-name="ce1">
            <text:p>0.029554</text:p>
          </table:table-cell>
          <table:table-cell office:value-type="float" office:value="0.113994" table:style-name="ce1">
            <text:p>0.113994</text:p>
          </table:table-cell>
          <table:table-cell office:value-type="float" office:value="0.22589799999999999" table:style-name="ce1">
            <text:p>0.2258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bel<text:s text:c="11"/></text:p>
          </table:table-cell>
          <table:table-cell office:value-type="float" office:value="5.2027999999999998E-2" table:style-name="ce1">
            <text:p>0.052028</text:p>
          </table:table-cell>
          <table:table-cell office:value-type="float" office:value="0.20142399999999999" table:style-name="ce1">
            <text:p>0.201424</text:p>
          </table:table-cell>
          <table:table-cell office:value-type="float" office:value="4.0499999999999998E-4" table:style-name="ce1">
            <text:p>0.000405</text:p>
          </table:table-cell>
          <table:table-cell office:value-type="float" office:value="1.9585000000000002E-2" table:style-name="ce1">
            <text:p>0.019585</text:p>
          </table:table-cell>
          <table:table-cell office:value-type="float" office:value="2.99E-4" table:style-name="ce1">
            <text:p>0.000299</text:p>
          </table:table-cell>
          <table:table-cell office:value-type="float" office:value="1.0839999999999999E-3" table:style-name="ce1">
            <text:p>0.001084</text:p>
          </table:table-cell>
          <table:table-cell office:value-type="float" office:value="6.5789999999999998E-3" table:style-name="ce1">
            <text:p>0.006579</text:p>
          </table:table-cell>
          <table:table-cell office:value-type="float" office:value="2.5391E-2" table:style-name="ce1">
            <text:p>0.025391</text:p>
          </table:table-cell>
          <table:table-cell office:value-type="float" office:value="0.10142900000000001" table:style-name="ce1">
            <text:p>0.101429</text:p>
          </table:table-cell>
          <table:table-cell office:value-type="float" office:value="0.203151" table:style-name="ce1">
            <text:p>0.2031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dgethin:<text:s text:c="7"/></text:p>
          </table:table-cell>
          <table:table-cell office:value-type="float" office:value="2.4648E-2" table:style-name="ce1">
            <text:p>0.024648</text:p>
          </table:table-cell>
          <table:table-cell office:value-type="float" office:value="9.0547000000000002E-2" table:style-name="ce1">
            <text:p>0.090547</text:p>
          </table:table-cell>
          <table:table-cell office:value-type="float" office:value="4.6700000000000002E-4" table:style-name="ce1">
            <text:p>0.000467</text:p>
          </table:table-cell>
          <table:table-cell office:value-type="float" office:value="9.9909999999999999E-3" table:style-name="ce1">
            <text:p>0.009991</text:p>
          </table:table-cell>
          <table:table-cell office:value-type="float" office:value="3.8499999999999998E-4" table:style-name="ce1">
            <text:p>0.000385</text:p>
          </table:table-cell>
          <table:table-cell office:value-type="float" office:value="7.7200000000000001E-4" table:style-name="ce1">
            <text:p>0.000772</text:p>
          </table:table-cell>
          <table:table-cell office:value-type="float" office:value="3.7499999999999999E-3" table:style-name="ce1">
            <text:p>0.00375</text:p>
          </table:table-cell>
          <table:table-cell office:value-type="float" office:value="1.2855999999999999E-2" table:style-name="ce1">
            <text:p>0.012856</text:p>
          </table:table-cell>
          <table:table-cell office:value-type="float" office:value="4.9071999999999998E-2" table:style-name="ce1">
            <text:p>0.049072</text:p>
          </table:table-cell>
          <table:table-cell office:value-type="float" office:value="9.8591999999999999E-2" table:style-name="ce1">
            <text:p>0.0985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reshold:<text:s text:c="6"/></text:p>
          </table:table-cell>
          <table:table-cell office:value-type="float" office:value="1.3698E-2" table:style-name="ce1">
            <text:p>0.013698</text:p>
          </table:table-cell>
          <table:table-cell office:value-type="float" office:value="4.9113999999999998E-2" table:style-name="ce1">
            <text:p>0.049114</text:p>
          </table:table-cell>
          <table:table-cell office:value-type="float" office:value="3.6499999999999998E-4" table:style-name="ce1">
            <text:p>0.000365</text:p>
          </table:table-cell>
          <table:table-cell office:value-type="float" office:value="5.7780000000000001E-3" table:style-name="ce1">
            <text:p>0.005778</text:p>
          </table:table-cell>
          <table:table-cell office:value-type="float" office:value="3.21E-4" table:style-name="ce1">
            <text:p>0.000321</text:p>
          </table:table-cell>
          <table:table-cell office:value-type="float" office:value="5.2099999999999998E-4" table:style-name="ce1">
            <text:p>0.000521</text:p>
          </table:table-cell>
          <table:table-cell office:value-type="float" office:value="1.737E-3" table:style-name="ce1">
            <text:p>0.001737</text:p>
          </table:table-cell>
          <table:table-cell office:value-type="float" office:value="7.4359999999999999E-3" table:style-name="ce1">
            <text:p>0.007436</text:p>
          </table:table-cell>
          <table:table-cell office:value-type="float" office:value="2.7186999999999999E-2" table:style-name="ce1">
            <text:p>0.027187</text:p>
          </table:table-cell>
          <table:table-cell office:value-type="float" office:value="5.4493E-2" table:style-name="ce1">
            <text:p>0.0544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ysteresis:</text:p>
          </table:table-cell>
          <table:table-cell office:value-type="float" office:value="1.7076600000000001E-2" table:style-name="ce1">
            <text:p>0.0170766</text:p>
          </table:table-cell>
          <table:table-cell office:value-type="float" office:value="5.8181999999999998E-2" table:style-name="ce1">
            <text:p>0.058182</text:p>
          </table:table-cell>
          <table:table-cell office:value-type="float" office:value="3.5340000000000002E-4" table:style-name="ce1">
            <text:p>0.0003534</text:p>
          </table:table-cell>
          <table:table-cell office:value-type="float" office:value="8.1761999999999998E-3" table:style-name="ce1">
            <text:p>0.0081762</text:p>
          </table:table-cell>
          <table:table-cell office:value-type="float" office:value="2.4340000000000001E-4" table:style-name="ce1">
            <text:p>0.0002434</text:p>
          </table:table-cell>
          <table:table-cell office:value-type="float" office:value="5.5139999999999996E-4" table:style-name="ce1">
            <text:p>0.0005514</text:p>
          </table:table-cell>
          <table:table-cell office:value-type="float" office:value="2.5893999999999999E-3" table:style-name="ce1">
            <text:p>0.0025894</text:p>
          </table:table-cell>
          <table:table-cell office:value-type="float" office:value="9.2092000000000007E-3" table:style-name="ce1">
            <text:p>0.0092092</text:p>
          </table:table-cell>
          <table:table-cell office:value-type="float" office:value="3.4696200000000003E-2" table:style-name="ce1">
            <text:p>0.0346962</text:p>
          </table:table-cell>
          <table:table-cell office:value-type="float" office:value="6.81094E-2" table:style-name="ce1">
            <text:p>0.06810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yst total:<text:s text:c="5"/></text:p>
          </table:table-cell>
          <table:table-cell office:value-type="float" office:value="8.5383000000000001E-2" table:style-name="ce1">
            <text:p>0.085383</text:p>
          </table:table-cell>
          <table:table-cell office:value-type="float" office:value="0.29091" table:style-name="ce1">
            <text:p>0.29091</text:p>
          </table:table-cell>
          <table:table-cell office:value-type="float" office:value="1.7669999999999999E-3" table:style-name="ce1">
            <text:p>0.001767</text:p>
          </table:table-cell>
          <table:table-cell office:value-type="float" office:value="4.0881000000000001E-2" table:style-name="ce1">
            <text:p>0.040881</text:p>
          </table:table-cell>
          <table:table-cell office:value-type="float" office:value="1.217E-3" table:style-name="ce1">
            <text:p>0.001217</text:p>
          </table:table-cell>
          <table:table-cell office:value-type="float" office:value="2.7569999999999999E-3" table:style-name="ce1">
            <text:p>0.002757</text:p>
          </table:table-cell>
          <table:table-cell office:value-type="float" office:value="1.2947E-2" table:style-name="ce1">
            <text:p>0.012947</text:p>
          </table:table-cell>
          <table:table-cell office:value-type="float" office:value="4.6045999999999997E-2" table:style-name="ce1">
            <text:p>0.046046</text:p>
          </table:table-cell>
          <table:table-cell office:value-type="float" office:value="0.173481" table:style-name="ce1">
            <text:p>0.173481</text:p>
          </table:table-cell>
          <table:table-cell office:value-type="float" office:value="0.34054699999999999" table:style-name="ce1">
            <text:p>0.3405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verall:<text:s text:c="8"/></text:p>
          </table:table-cell>
          <table:table-cell office:value-type="float" office:value="0.270621" table:style-name="ce1">
            <text:p>0.270621</text:p>
          </table:table-cell>
          <table:table-cell office:value-type="float" office:value="0.98304100000000005" table:style-name="ce1">
            <text:p>0.983041</text:p>
          </table:table-cell>
          <table:table-cell office:value-type="float" office:value="4.4489999999999998E-3" table:style-name="ce1">
            <text:p>0.004449</text:p>
          </table:table-cell>
          <table:table-cell office:value-type="float" office:value="0.117525" table:style-name="ce1">
            <text:p>0.117525</text:p>
          </table:table-cell>
          <table:table-cell office:value-type="float" office:value="3.6059999999999998E-3" table:style-name="ce1">
            <text:p>0.003606</text:p>
          </table:table-cell>
          <table:table-cell office:value-type="float" office:value="8.6890000000000005E-3" table:style-name="ce1">
            <text:p>0.008689</text:p>
          </table:table-cell>
          <table:table-cell office:value-type="float" office:value="3.9141000000000002E-2" table:style-name="ce1">
            <text:p>0.039141</text:p>
          </table:table-cell>
          <table:table-cell office:value-type="float" office:value="0.14174400000000001" table:style-name="ce1">
            <text:p>0.141744</text:p>
          </table:table-cell>
          <table:table-cell office:value-type="float" office:value="0.53966599999999998" table:style-name="ce1">
            <text:p>0.539666</text:p>
          </table:table-cell>
          <table:table-cell office:value-type="float" office:value="1.0766500000000001" table:style-name="ce1">
            <text:p>1.07665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lizard</text:p>
          </table:table-cell>
          <table:table-cell office:value-type="string" table:style-name="ce1">
            <text:p>moon</text:p>
          </table:table-cell>
          <table:table-cell office:value-type="string" table:style-name="ce1">
            <text:p>rocks</text:p>
          </table:table-cell>
          <table:table-cell office:value-type="string" table:style-name="ce1">
            <text:p>skyline_500</text:p>
          </table:table-cell>
          <table:table-cell office:value-type="string" table:style-name="ce1">
            <text:p>skyline_1000</text:p>
          </table:table-cell>
          <table:table-cell office:value-type="string" table:style-name="ce1">
            <text:p>skyline_2500</text:p>
          </table:table-cell>
          <table:table-cell office:value-type="string" table:style-name="ce1">
            <text:p>skyline_5000</text:p>
          </table:table-cell>
          <table:table-cell office:value-type="string" table:style-name="ce1">
            <text:p>skyline_10000</text:p>
          </table:table-cell>
          <table:table-cell office:value-type="string" table:style-name="ce1">
            <text:p>skyline</text:p>
          </table:table-cell>
          <table:table-cell office:value-type="string" table:style-name="ce1">
            <text:p>star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pu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ur</text:p>
          </table:table-cell>
          <table:table-cell office:value-type="float" office:value="16.392047000000002" table:style-name="ce1">
            <text:p>16.392047</text:p>
          </table:table-cell>
          <table:table-cell office:value-type="float" office:value="144.94319400000001" table:style-name="ce1">
            <text:p>144.943194</text:p>
          </table:table-cell>
          <table:table-cell office:value-type="float" office:value="38.991" table:style-name="ce1">
            <text:p>38.991</text:p>
          </table:table-cell>
          <table:table-cell office:value-type="float" office:value="0.19370000000000001" table:style-name="ce1">
            <text:p>0.1937</text:p>
          </table:table-cell>
          <table:table-cell office:value-type="float" office:value="0.77947299999999997" table:style-name="ce1">
            <text:p>0.779473</text:p>
          </table:table-cell>
          <table:table-cell office:value-type="float" office:value="4.8670150000000003" table:style-name="ce1">
            <text:p>4.867015</text:p>
          </table:table-cell>
          <table:table-cell office:value-type="float" office:value="19.478580000000001" table:style-name="ce1">
            <text:p>19.47858</text:p>
          </table:table-cell>
          <table:table-cell office:value-type="float" office:value="79.527461000000002" table:style-name="ce1">
            <text:p>79.527461</text:p>
          </table:table-cell>
          <table:table-cell office:value-type="float" office:value="158.283468" table:style-name="ce1">
            <text:p>158.283468</text:p>
          </table:table-cell>
          <table:table-cell office:value-type="float" office:value="0.30868699999999999" table:style-name="ce1">
            <text:p>0.3086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bel</text:p>
          </table:table-cell>
          <table:table-cell office:value-type="float" office:value="0.50344800000000001" table:style-name="ce1">
            <text:p>0.503448</text:p>
          </table:table-cell>
          <table:table-cell office:value-type="float" office:value="4.3462379999999996" table:style-name="ce1">
            <text:p>4.346238</text:p>
          </table:table-cell>
          <table:table-cell office:value-type="float" office:value="1.370735" table:style-name="ce1">
            <text:p>1.370735</text:p>
          </table:table-cell>
          <table:table-cell office:value-type="float" office:value="6.8690000000000001E-3" table:style-name="ce1">
            <text:p>0.006869</text:p>
          </table:table-cell>
          <table:table-cell office:value-type="float" office:value="2.7893999999999999E-2" table:style-name="ce1">
            <text:p>0.027894</text:p>
          </table:table-cell>
          <table:table-cell office:value-type="float" office:value="0.149842" table:style-name="ce2">
            <text:p>0.149842</text:p>
          </table:table-cell>
          <table:table-cell office:value-type="float" office:value="0.5847" table:style-name="ce1">
            <text:p>0.5847</text:p>
          </table:table-cell>
          <table:table-cell office:value-type="float" office:value="2.346041" table:style-name="ce1">
            <text:p>2.346041</text:p>
          </table:table-cell>
          <table:table-cell office:value-type="float" office:value="5.1094780000000002" table:style-name="ce1">
            <text:p>5.109478</text:p>
          </table:table-cell>
          <table:table-cell office:value-type="float" office:value="0.11043" table:style-name="ce1">
            <text:p>0.110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dgethin</text:p>
          </table:table-cell>
          <table:table-cell office:value-type="float" office:value="0.12793099999999999" table:style-name="ce1">
            <text:p>0.127931</text:p>
          </table:table-cell>
          <table:table-cell office:value-type="float" office:value="1.259965" table:style-name="ce1">
            <text:p>1.259965</text:p>
          </table:table-cell>
          <table:table-cell office:value-type="float" office:value="0.392264" table:style-name="ce1">
            <text:p>0.392264</text:p>
          </table:table-cell>
          <table:table-cell office:value-type="float" office:value="1.8500000000000001E-3" table:style-name="ce1">
            <text:p>0.00185</text:p>
          </table:table-cell>
          <table:table-cell office:value-type="float" office:value="7.012E-3" table:style-name="ce1">
            <text:p>0.007012</text:p>
          </table:table-cell>
          <table:table-cell office:value-type="float" office:value="3.9814000000000002E-2" table:style-name="ce2">
            <text:p>0.039814</text:p>
          </table:table-cell>
          <table:table-cell office:value-type="float" office:value="0.15479499999999999" table:style-name="ce1">
            <text:p>0.154795</text:p>
          </table:table-cell>
          <table:table-cell office:value-type="float" office:value="0.61378200000000005" table:style-name="ce1">
            <text:p>0.613782</text:p>
          </table:table-cell>
          <table:table-cell office:value-type="float" office:value="1.390145" table:style-name="ce1">
            <text:p>1.390145</text:p>
          </table:table-cell>
          <table:table-cell office:value-type="float" office:value="3.222E-3" table:style-name="ce1">
            <text:p>0.0032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4.4429999999999997E-2" table:style-name="ce1">
            <text:p>0.04443</text:p>
          </table:table-cell>
          <table:table-cell office:value-type="float" office:value="0.34545500000000001" table:style-name="ce1">
            <text:p>0.345455</text:p>
          </table:table-cell>
          <table:table-cell office:value-type="float" office:value="9.6321000000000004E-2" table:style-name="ce1">
            <text:p>0.096321</text:p>
          </table:table-cell>
          <table:table-cell office:value-type="float" office:value="5.7799999999999995E-4" table:style-name="ce1">
            <text:p>0.000578</text:p>
          </table:table-cell>
          <table:table-cell office:value-type="float" office:value="2.5140000000000002E-3" table:style-name="ce1">
            <text:p>0.002514</text:p>
          </table:table-cell>
          <table:table-cell office:value-type="float" office:value="1.2704999999999999E-2" table:style-name="ce2">
            <text:p>0.012705</text:p>
          </table:table-cell>
          <table:table-cell office:value-type="float" office:value="4.8452000000000002E-2" table:style-name="ce1">
            <text:p>0.048452</text:p>
          </table:table-cell>
          <table:table-cell office:value-type="float" office:value="0.189971" table:style-name="ce1">
            <text:p>0.189971</text:p>
          </table:table-cell>
          <table:table-cell office:value-type="float" office:value="0.40720499999999998" table:style-name="ce1">
            <text:p>0.407205</text:p>
          </table:table-cell>
          <table:table-cell office:value-type="float" office:value="1.0169999999999999E-3" table:style-name="ce1">
            <text:p>0.0010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ysteresis</text:p>
          </table:table-cell>
          <table:table-cell office:value-type="float" office:value="3.9386699999999997E-2" table:style-name="ce1">
            <text:p>0.0393867</text:p>
          </table:table-cell>
          <table:table-cell office:value-type="float" office:value="0.44369500000000001" table:style-name="ce1">
            <text:p>0.443695</text:p>
          </table:table-cell>
          <table:table-cell office:value-type="float" office:value="0.15496599999999999" table:style-name="ce1">
            <text:p>0.154966</text:p>
          </table:table-cell>
          <table:table-cell office:value-type="float" office:value="1.5920000000000001E-3" table:style-name="ce1">
            <text:p>0.001592</text:p>
          </table:table-cell>
          <table:table-cell office:value-type="float" office:value="6.5750000000000001E-3" table:style-name="ce1">
            <text:p>0.006575</text:p>
          </table:table-cell>
          <table:table-cell office:value-type="float" office:value="2.2749999999999999E-2" table:style-name="ce1">
            <text:p>0.02275</text:p>
          </table:table-cell>
          <table:table-cell office:value-type="float" office:value="7.9599000000000003E-2" table:style-name="ce1">
            <text:p>0.079599</text:p>
          </table:table-cell>
          <table:table-cell office:value-type="float" office:value="0.29358000000000001" table:style-name="ce1">
            <text:p>0.29358</text:p>
          </table:table-cell>
          <table:table-cell office:value-type="float" office:value="0.55984900000000004" table:style-name="ce1">
            <text:p>0.559849</text:p>
          </table:table-cell>
          <table:table-cell office:value-type="float" office:value="3.673E-3" table:style-name="ce1">
            <text:p>0.0036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verall</text:p>
          </table:table-cell>
          <table:table-cell office:value-type="float" office:value="17.294972999999999" table:style-name="ce1">
            <text:p>17.294973</text:p>
          </table:table-cell>
          <table:table-cell office:value-type="float" office:value="152.664951" table:style-name="ce1">
            <text:p>152.664951</text:p>
          </table:table-cell>
          <table:table-cell office:value-type="float" office:value="41.319512000000003" table:style-name="ce1">
            <text:p>41.319512</text:p>
          </table:table-cell>
          <table:table-cell office:value-type="float" office:value="0.20666200000000001" table:style-name="ce1">
            <text:p>0.206662</text:p>
          </table:table-cell>
          <table:table-cell office:value-type="float" office:value="0.830951" table:style-name="ce1">
            <text:p>0.830951</text:p>
          </table:table-cell>
          <table:table-cell office:value-type="float" office:value="5.1316389999999998" table:style-name="ce1">
            <text:p>5.131639</text:p>
          </table:table-cell>
          <table:table-cell office:value-type="float" office:value="20.5032" table:style-name="ce1">
            <text:p>20.5032</text:p>
          </table:table-cell>
          <table:table-cell office:value-type="float" office:value="83.607380000000006" table:style-name="ce1">
            <text:p>83.60738</text:p>
          </table:table-cell>
          <table:table-cell office:value-type="float" office:value="167.05344199999999" table:style-name="ce1">
            <text:p>167.053442</text:p>
          </table:table-cell>
          <table:table-cell office:value-type="float" office:value="0.33033000000000001" table:style-name="ce1">
            <text:p>0.33033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dgeth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ming different vers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y fp</text:p>
          </table:table-cell>
          <table:table-cell office:value-type="float" office:value="2.3893000000000001E-2" table:style-name="ce1">
            <text:p>0.023893</text:p>
          </table:table-cell>
          <table:table-cell office:value-type="float" office:value="9.2578999999999995E-2" table:style-name="ce1">
            <text:p>0.092579</text:p>
          </table:table-cell>
          <table:table-cell table:style-name="ce1"/>
          <table:table-cell office:value-type="float" office:value="1.07385E-2" table:style-name="ce1">
            <text:p>0.0107385</text:p>
          </table:table-cell>
          <table:table-cell table:number-columns-repeated="5" table:style-name="ce1"/>
          <table:table-cell office:value-type="float" office:value="0.100435" table:style-name="ce1">
            <text:p>0.10043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obel naive</text:p>
          </table:table-cell>
          <table:table-cell office:value-type="float" office:value="5.6392999999999999E-2" table:style-name="ce1">
            <text:p>0.056393</text:p>
          </table:table-cell>
          <table:table-cell office:value-type="float" office:value="0.22530600000000001" table:style-name="ce1">
            <text:p>0.225306</text:p>
          </table:table-cell>
          <table:table-cell table:style-name="ce1"/>
          <table:table-cell office:value-type="float" office:value="2.2106000000000001E-2" table:style-name="ce1">
            <text:p>0.022106</text:p>
          </table:table-cell>
          <table:table-cell table:number-columns-repeated="5" table:style-name="ce1"/>
          <table:table-cell office:value-type="float" office:value="0.222554" table:style-name="ce1">
            <text:p>0.22255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obel sep</text:p>
          </table:table-cell>
          <table:table-cell office:value-type="float" office:value="5.2921999999999997E-2" table:style-name="ce1">
            <text:p>0.052922</text:p>
          </table:table-cell>
          <table:table-cell office:value-type="float" office:value="0.206515" table:style-name="ce1">
            <text:p>0.206515</text:p>
          </table:table-cell>
          <table:table-cell table:style-name="ce1"/>
          <table:table-cell office:value-type="float" office:value="2.0584999999999999E-2" table:style-name="ce1">
            <text:p>0.020585</text:p>
          </table:table-cell>
          <table:table-cell table:number-columns-repeated="5" table:style-name="ce1"/>
          <table:table-cell office:value-type="float" office:value="0.210145" table:style-name="ce1">
            <text:p>0.21014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yst2</text:p>
          </table:table-cell>
          <table:table-cell office:value-type="float" office:value="3.4941E-2" table:style-name="ce1">
            <text:p>0.034941</text:p>
          </table:table-cell>
          <table:table-cell office:value-type="float" office:value="0.120156" table:style-name="ce1">
            <text:p>0.120156</text:p>
          </table:table-cell>
          <table:table-cell table:style-name="ce1"/>
          <table:table-cell office:value-type="float" office:value="1.6735E-2" table:style-name="ce1">
            <text:p>0.016735</text:p>
          </table:table-cell>
          <table:table-cell table:number-columns-repeated="5" table:style-name="ce1"/>
          <table:table-cell office:value-type="float" office:value="0.13979" table:style-name="ce1">
            <text:p>0.1397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yst total:<text:s text:c="5"/></text:p>
          </table:table-cell>
          <table:table-cell office:value-type="float" office:value="0.174705" table:style-name="ce1">
            <text:p>0.174705</text:p>
          </table:table-cell>
          <table:table-cell office:value-type="float" office:value="0.60078100000000001" table:style-name="ce1">
            <text:p>0.600781</text:p>
          </table:table-cell>
          <table:table-cell table:style-name="ce1"/>
          <table:table-cell office:value-type="float" office:value="8.3674999999999999E-2" table:style-name="ce1">
            <text:p>0.083675</text:p>
          </table:table-cell>
          <table:table-cell table:number-columns-repeated="5" table:style-name="ce1"/>
          <table:table-cell office:value-type="float" office:value="0.69894999999999996" table:style-name="ce1">
            <text:p>0.6989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osync</text:p>
          </table:table-cell>
          <table:table-cell office:value-type="float" office:value="0.26751200000000003" table:style-name="ce1">
            <text:p>0.267512</text:p>
          </table:table-cell>
          <table:table-cell office:value-type="float" office:value="0.97954799999999997" table:style-name="ce1">
            <text:p>0.979548</text:p>
          </table:table-cell>
          <table:table-cell table:style-name="ce1"/>
          <table:table-cell office:value-type="float" office:value="0.11655799999999999" table:style-name="ce1">
            <text:p>0.116558</text:p>
          </table:table-cell>
          <table:table-cell table:number-columns-repeated="5" table:style-name="ce1"/>
          <table:table-cell office:value-type="float" office:value="1.0716000000000001" table:style-name="ce1">
            <text:p>1.0716</text:p>
          </table:table-cell>
          <table:table-cell office:value-type="string" table:style-name="ce1">
            <text:p>fltsiz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lur2 1</text:p>
          </table:table-cell>
          <table:table-cell office:value-type="float" office:value="0.115943" table:style-name="ce1">
            <text:p>0.115943</text:p>
          </table:table-cell>
          <table:table-cell office:value-type="float" office:value="0.42120600000000002" table:style-name="ce1">
            <text:p>0.421206</text:p>
          </table:table-cell>
          <table:table-cell table:style-name="ce1"/>
          <table:table-cell office:value-type="float" office:value="4.8326000000000001E-2" table:style-name="ce1">
            <text:p>0.048326</text:p>
          </table:table-cell>
          <table:table-cell table:number-columns-repeated="5" table:style-name="ce1"/>
          <table:table-cell office:value-type="float" office:value="0.456401" table:style-name="ce1">
            <text:p>0.456401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ur2 2</text:p>
          </table:table-cell>
          <table:table-cell office:value-type="float" office:value="0.313778" table:style-name="ce1">
            <text:p>0.313778</text:p>
          </table:table-cell>
          <table:table-cell office:value-type="float" office:value="1.1533199999999999" table:style-name="ce1">
            <text:p>1.15332</text:p>
          </table:table-cell>
          <table:table-cell table:style-name="ce1"/>
          <table:table-cell office:value-type="float" office:value="0.13203999999999999" table:style-name="ce1">
            <text:p>0.13204</text:p>
          </table:table-cell>
          <table:table-cell table:number-columns-repeated="5" table:style-name="ce1"/>
          <table:table-cell office:value-type="float" office:value="1.25495" table:style-name="ce1">
            <text:p>1.25495</text:p>
          </table:table-cell>
          <table:table-cell office:value-type="float" office:value="13" table:style-name="ce1">
            <text:p>13</text:p>
          </table:table-cell>
          <table:table-cell office:value-type="float" office:value="169" table:style-name="ce1">
            <text:p>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ur2 3</text:p>
          </table:table-cell>
          <table:table-cell office:value-type="float" office:value="0.65897700000000003" table:style-name="ce1">
            <text:p>0.658977</text:p>
          </table:table-cell>
          <table:table-cell office:value-type="float" office:value="2.41343" table:style-name="ce1">
            <text:p>2.41343</text:p>
          </table:table-cell>
          <table:table-cell table:style-name="ce1"/>
          <table:table-cell office:value-type="float" office:value="0.277972" table:style-name="ce1">
            <text:p>0.277972</text:p>
          </table:table-cell>
          <table:table-cell table:number-columns-repeated="5" table:style-name="ce1"/>
          <table:table-cell office:value-type="float" office:value="2.6246200000000002" table:style-name="ce1">
            <text:p>2.62462</text:p>
          </table:table-cell>
          <table:table-cell office:value-type="float" office:value="19" table:style-name="ce1">
            <text:p>19</text:p>
          </table:table-cell>
          <table:table-cell office:value-type="float" office:value="361" table:style-name="ce1">
            <text:p>3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ur2 4</text:p>
          </table:table-cell>
          <table:table-cell office:value-type="float" office:value="1.1191800000000001" table:style-name="ce1">
            <text:p>1.11918</text:p>
          </table:table-cell>
          <table:table-cell office:value-type="float" office:value="4.1254799999999996" table:style-name="ce1">
            <text:p>4.12548</text:p>
          </table:table-cell>
          <table:table-cell table:style-name="ce1"/>
          <table:table-cell office:value-type="float" office:value="0.47342299999999998" table:style-name="ce1">
            <text:p>0.473423</text:p>
          </table:table-cell>
          <table:table-cell table:number-columns-repeated="5" table:style-name="ce1"/>
          <table:table-cell office:value-type="float" office:value="4.4930099999999999" table:style-name="ce1">
            <text:p>4.49301</text:p>
          </table:table-cell>
          <table:table-cell office:value-type="float" office:value="25" table:style-name="ce1">
            <text:p>25</text:p>
          </table:table-cell>
          <table:table-cell office:value-type="float" office:value="625" table:style-name="ce1">
            <text:p>6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ur2 5</text:p>
          </table:table-cell>
          <table:table-cell office:value-type="float" office:value="1.6910799999999999" table:style-name="ce1">
            <text:p>1.69108</text:p>
          </table:table-cell>
          <table:table-cell office:value-type="float" office:value="6.1752200000000004" table:style-name="ce1">
            <text:p>6.17522</text:p>
          </table:table-cell>
          <table:table-cell table:style-name="ce1"/>
          <table:table-cell office:value-type="float" office:value="0.707206" table:style-name="ce1">
            <text:p>0.707206</text:p>
          </table:table-cell>
          <table:table-cell table:number-columns-repeated="5" table:style-name="ce1"/>
          <table:table-cell office:value-type="float" office:value="6.7610200000000003" table:style-name="ce1">
            <text:p>6.76102</text:p>
          </table:table-cell>
          <table:table-cell office:value-type="float" office:value="31" table:style-name="ce1">
            <text:p>31</text:p>
          </table:table-cell>
          <table:table-cell office:value-type="float" office:value="961" table:style-name="ce1">
            <text:p>9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ur1 1</text:p>
          </table:table-cell>
          <table:table-cell office:value-type="float" office:value="4.2776000000000002E-2" table:style-name="ce1">
            <text:p>0.042776</text:p>
          </table:table-cell>
          <table:table-cell office:value-type="float" office:value="0.157439" table:style-name="ce1">
            <text:p>0.157439</text:p>
          </table:table-cell>
          <table:table-cell table:style-name="ce1"/>
          <table:table-cell office:value-type="float" office:value="1.8325999999999999E-2" table:style-name="ce1">
            <text:p>0.018326</text:p>
          </table:table-cell>
          <table:table-cell table:number-columns-repeated="5" table:style-name="ce1"/>
          <table:table-cell office:value-type="float" office:value="0.169571" table:style-name="ce1">
            <text:p>0.169571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ur1 2</text:p>
          </table:table-cell>
          <table:table-cell office:value-type="float" office:value="5.7932999999999998E-2" table:style-name="ce1">
            <text:p>0.057933</text:p>
          </table:table-cell>
          <table:table-cell office:value-type="float" office:value="0.20779800000000001" table:style-name="ce1">
            <text:p>0.207798</text:p>
          </table:table-cell>
          <table:table-cell office:value-type="float" office:value="8.7100000000000003E-4" table:style-name="ce1">
            <text:p>0.000871</text:p>
          </table:table-cell>
          <table:table-cell office:value-type="float" office:value="2.4333E-2" table:style-name="ce1">
            <text:p>0.024333</text:p>
          </table:table-cell>
          <table:table-cell office:value-type="float" office:value="7.5600000000000005E-4" table:style-name="ce1">
            <text:p>0.000756</text:p>
          </table:table-cell>
          <table:table-cell office:value-type="float" office:value="1.451E-3" table:style-name="ce1">
            <text:p>0.001451</text:p>
          </table:table-cell>
          <table:table-cell office:value-type="float" office:value="7.8239999999999994E-3" table:style-name="ce1">
            <text:p>0.007824</text:p>
          </table:table-cell>
          <table:table-cell office:value-type="float" office:value="2.9554E-2" table:style-name="ce1">
            <text:p>0.029554</text:p>
          </table:table-cell>
          <table:table-cell office:value-type="float" office:value="0.113994" table:style-name="ce1">
            <text:p>0.113994</text:p>
          </table:table-cell>
          <table:table-cell office:value-type="float" office:value="0.22589799999999999" table:style-name="ce1">
            <text:p>0.225898</text:p>
          </table:table-cell>
          <table:table-cell office:value-type="float" office:value="13" table:style-name="ce1">
            <text:p>13</text:p>
          </table:table-cell>
          <table:table-cell office:value-type="float" office:value="169" table:style-name="ce1">
            <text:p>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ur1 3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0.249971" table:style-name="ce1">
            <text:p>0.249971</text:p>
          </table:table-cell>
          <table:table-cell table:style-name="ce1"/>
          <table:table-cell office:value-type="float" office:value="2.9374999999999998E-2" table:style-name="ce1">
            <text:p>0.029375</text:p>
          </table:table-cell>
          <table:table-cell table:number-columns-repeated="5" table:style-name="ce1"/>
          <table:table-cell office:value-type="float" office:value="0.27414500000000003" table:style-name="ce1">
            <text:p>0.274145</text:p>
          </table:table-cell>
          <table:table-cell office:value-type="float" office:value="19" table:style-name="ce1">
            <text:p>19</text:p>
          </table:table-cell>
          <table:table-cell office:value-type="float" office:value="361" table:style-name="ce1">
            <text:p>3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ur1 4</text:p>
          </table:table-cell>
          <table:table-cell office:value-type="float" office:value="8.8535000000000003E-2" table:style-name="ce1">
            <text:p>0.088535</text:p>
          </table:table-cell>
          <table:table-cell office:value-type="float" office:value="0.32520199999999999" table:style-name="ce1">
            <text:p>0.325202</text:p>
          </table:table-cell>
          <table:table-cell table:style-name="ce1"/>
          <table:table-cell office:value-type="float" office:value="3.7768000000000003E-2" table:style-name="ce1">
            <text:p>0.037768</text:p>
          </table:table-cell>
          <table:table-cell table:number-columns-repeated="5" table:style-name="ce1"/>
          <table:table-cell office:value-type="float" office:value="0.35535800000000001" table:style-name="ce1">
            <text:p>0.355358</text:p>
          </table:table-cell>
          <table:table-cell office:value-type="float" office:value="25" table:style-name="ce1">
            <text:p>25</text:p>
          </table:table-cell>
          <table:table-cell office:value-type="float" office:value="625" table:style-name="ce1">
            <text:p>6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ur1 5</text:p>
          </table:table-cell>
          <table:table-cell office:value-type="float" office:value="0.117644" table:style-name="ce1">
            <text:p>0.117644</text:p>
          </table:table-cell>
          <table:table-cell office:value-type="float" office:value="0.42635299999999998" table:style-name="ce1">
            <text:p>0.426353</text:p>
          </table:table-cell>
          <table:table-cell table:style-name="ce1"/>
          <table:table-cell office:value-type="float" office:value="4.9688000000000003E-2" table:style-name="ce1">
            <text:p>0.049688</text:p>
          </table:table-cell>
          <table:table-cell table:number-columns-repeated="5" table:style-name="ce1"/>
          <table:table-cell office:value-type="float" office:value="0.465503" table:style-name="ce1">
            <text:p>0.465503</text:p>
          </table:table-cell>
          <table:table-cell office:value-type="float" office:value="31" table:style-name="ce1">
            <text:p>31</text:p>
          </table:table-cell>
          <table:table-cell office:value-type="float" office:value="961" table:style-name="ce1">
            <text:p>961</text:p>
          </table:table-cell>
          <table:table-cell table:number-columns-repeated="16371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dc:creator>Microsoft Office User</dc:creator>
    <meta:creation-date>2021-05-05T16:42:06Z</meta:creation-date>
    <dc:date>2021-05-07T15:19:20Z</dc:date>
    <meta:editing-cycles>27</meta:editing-cycles>
    <meta:editing-duration>PT3086S</meta:editing-duration>
  </office:meta>
</office:document-meta>
</file>